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Calibri" fo:font-weight="bold" style:font-weight-asian="bold" style:font-weight-complex="bold" fo:color="#280099" fo:font-size="15pt" style:font-size-asian="15pt" style:font-size-complex="15pt"/>
    </style:style>
    <style:style style:name="P3" style:parent-style-name="Standard" style:family="paragraph">
      <style:text-properties style:font-name="Calibri"/>
    </style:style>
    <style:style style:name="P4" style:parent-style-name="Standard" style:family="paragraph">
      <style:text-properties style:font-name="Calibri"/>
    </style:style>
    <style:style style:name="P5" style:parent-style-name="Standard" style:family="paragraph">
      <style:text-properties style:font-name="Calibri"/>
    </style:style>
    <style:style style:name="P6" style:parent-style-name="Standard" style:family="paragraph">
      <style:text-properties style:font-name="Calibri"/>
    </style:style>
    <style:style style:name="P7" style:parent-style-name="Standard" style:family="paragraph">
      <style:text-properties style:font-name="Calibri"/>
    </style:style>
    <style:style style:name="P8" style:parent-style-name="Standard" style:family="paragraph">
      <style:text-properties style:font-name="Calibri"/>
    </style:style>
    <style:style style:name="P9" style:parent-style-name="Standard" style:family="paragraph">
      <style:text-properties style:font-name="Calibri"/>
    </style:style>
    <style:style style:name="P10" style:parent-style-name="Standard" style:family="paragraph">
      <style:text-properties style:font-name="Calibri"/>
    </style:style>
    <style:style style:name="P11" style:parent-style-name="Standard" style:family="paragraph">
      <style:text-properties style:font-name="Calibri"/>
    </style:style>
    <style:style style:name="P12" style:parent-style-name="Standard" style:family="paragraph">
      <style:text-properties style:font-name="Calibri"/>
    </style:style>
    <style:style style:name="P13" style:parent-style-name="Standard" style:family="paragraph">
      <style:text-properties style:font-name="Calibri"/>
    </style:style>
    <style:style style:name="P14" style:parent-style-name="Standard" style:family="paragraph">
      <style:text-properties style:font-name="Calibri"/>
    </style:style>
    <style:style style:name="P15" style:parent-style-name="Standard" style:family="paragraph">
      <style:text-properties style:font-name="Calibri"/>
    </style:style>
    <style:style style:name="T16" style:parent-style-name="Policepardéfaut" style:family="text">
      <style:text-properties style:font-name="Calibri" fo:font-weight="bold" style:font-weight-asian="bold" style:font-weight-complex="bold" fo:color="#280099" fo:font-size="15pt" style:font-size-asian="15pt" style:font-size-complex="15pt"/>
    </style:style>
    <style:style style:name="P17" style:parent-style-name="Standard" style:family="paragraph">
      <style:text-properties style:font-name="Calibri"/>
    </style:style>
    <style:style style:name="P18" style:parent-style-name="Standard" style:family="paragraph">
      <style:text-properties style:font-name="Calibri"/>
    </style:style>
    <style:style style:name="P19" style:parent-style-name="Standard" style:family="paragraph">
      <style:text-properties style:font-name="Calibri"/>
    </style:style>
    <style:style style:name="P20" style:parent-style-name="Standard" style:family="paragraph">
      <style:text-properties style:font-name="Calibri"/>
    </style:style>
    <style:style style:name="P21" style:parent-style-name="Standard" style:family="paragraph">
      <style:text-properties style:font-name="Calibri"/>
    </style:style>
    <style:style style:name="P22" style:parent-style-name="Standard" style:family="paragraph">
      <style:text-properties style:font-name="Calibri"/>
    </style:style>
    <style:style style:name="P23" style:parent-style-name="Standard" style:family="paragraph">
      <style:text-properties style:font-name="Calibri"/>
    </style:style>
    <style:style style:name="P24" style:parent-style-name="Standard" style:family="paragraph">
      <style:text-properties style:font-name="Calibri"/>
    </style:style>
    <style:style style:name="P25" style:parent-style-name="Standard" style:family="paragraph">
      <style:text-properties style:font-name="Calibri"/>
    </style:style>
    <style:style style:name="P26" style:parent-style-name="Standard" style:family="paragraph">
      <style:text-properties style:font-name="Calibri"/>
    </style:style>
    <style:style style:name="T27" style:parent-style-name="Policepardéfaut" style:family="text">
      <style:text-properties style:font-name="Calibri"/>
    </style:style>
  </office:automatic-styles>
  <office:body>
    <office:text text:use-soft-page-breaks="true">
      <text:p text:style-name="P1"><text:span text:style-name="T2">Algo de recherche</text:span></text:p>
      <text:p text:style-name="P3">Si le nœud racine est vide, ne rien retourner</text:p>
      <text:p text:style-name="P4">Sinon si la racine est une feuille, retourner la racine</text:p>
      <text:p text:style-name="P5">Sinon si<text:s/>c’est<text:s/>inférieur à la clé 0 (clé la plus petite de la<text:s/>racine)</text:p>
      <text:p text:style-name="P6"><text:tab/>Si la racine n'a pas de fils gauche, retourner la racine</text:p>
      <text:p text:style-name="P7"><text:tab/>Sinon recommencer la recherche par récursivité en prenant en paramètre le fils gauche</text:p>
      <text:p text:style-name="P8">Sinon si<text:s/>c’est<text:s/>supérieur à la clé 1 (clé la plus grande de la racine)</text:p>
      <text:p text:style-name="P9"><text:tab/>Si la racine n'a pas de fils droit, retourner la racine</text:p>
      <text:p text:style-name="P10"><text:tab/>Sinon recommencer<text:s/>la recherche par récursivité en prenant en paramètre le fils droit</text:p>
      <text:p text:style-name="P11">Sinon si<text:s/>c’est<text:s/>compris<text:s/>entre les valeurs des deux clés de la racine</text:p>
      <text:p text:style-name="P12"><text:tab/>Si la racine n'a pas fils<text:s/>« central », retourner la racine</text:p>
      <text:p text:style-name="P13"><text:tab/>Sinon recommencer<text:s/>la recherche par récursivité en prenant en paramètre le fils « central »</text:p>
      <text:p text:style-name="P14">Sinon retourner<text:s/>la valeur recherchée</text:p>
      <text:p text:style-name="P15"/>
      <text:p text:style-name="Standard"><text:span text:style-name="T16">Algo d'insertion</text:span></text:p>
      <text:p text:style-name="P17">On utilise la fonction de recherche pour rechercher le nœud dans lequel on doit insérer la valeur</text:p>
      <text:p text:style-name="P18"/>
      <text:p text:style-name="P19">Si la valeur existe déjà dans<text:s/>le nœud, alors<text:s/>on ne retourne rien</text:p>
      <text:p text:style-name="P20">S’il<text:s/>existe qu'une seule clé dans le nœud et que<text:s/>celle-ci<text:s/>est plus petite que c (valeur<text:s/>à<text:s/>insérer), alors c devient la plus grande des deux clés</text:p>
      <text:p text:style-name="P21">Sinon si<text:s/>c’est<text:s/>inférieur à la clé déjà présente, alors la clé déjà présente devient la clé la plus grande et c devient la plus petite clé (cas inverse du précédent)</text:p>
      <text:p text:style-name="P22">Sinon dans le cas<text:s/>où<text:s/>il y a déjà deux clés dans le nœud</text:p>
      <text:p text:style-name="P23"><text:tab/>Si<text:s/>c’est<text:s/>inférieur à la plus petite des deux clés, alors c devient le fils gauche de la première<text:s/><text:tab/>clé et<text:s/>l'ancienne feuille devient un nœud</text:p>
      <text:p text:style-name="P24"><text:tab/>Sinon si<text:s/>c’est<text:s/>supérieur à la plus grande des deux clés du nœud, alors c devient le fils<text:s/><text:tab/>droit de la plus grande clé et l'ancienne feuille devient un nœud</text:p>
      <text:p text:style-name="P25"><text:tab/>Sinon c devient la plus petite clé d'un nouveau nœud dont les fils droit et gauche sont respectivement la clé la plus petite et la clé la plus grande du nœud en question</text:p>
      <text:p text:style-name="P26"/>
      <text:p text:style-name="Standard"><text:span text:style-name="T27">Attention penser à expliquer récursivité nœud supérie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J</dc:creator>
    <meta:creation-date>2018-04-03T15:52:00Z</meta:creation-date>
    <dc:date>2018-04-03T19:36:00Z</dc:date>
    <meta:template xlink:href="Normal" xlink:type="simple"/>
    <meta:editing-cycles>27</meta:editing-cycles>
    <meta:editing-duration>PT3840S</meta:editing-duration>
    <meta:document-statistic meta:page-count="1" meta:paragraph-count="3" meta:word-count="289" meta:character-count="1876" meta:row-count="13" meta:non-whitespace-character-count="1590"/>
  </office:meta>
</office:document-meta>
</file>